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style:text-blinking="false" fo:background-color="transparent"/>
    </style:style>
    <style:style style:name="P2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6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7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8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9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1" style:family="paragraph" style:parent-style-name="Text_20_body" style:list-style-name="L1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2" style:family="paragraph" style:parent-style-name="Text_20_body" style:list-style-name="L12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3" style:family="paragraph" style:parent-style-name="Text_20_body" style:list-style-name="L13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4" style:family="paragraph" style:parent-style-name="Text_20_body" style:list-style-name="L14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5" style:family="paragraph" style:parent-style-name="Text_20_body" style:list-style-name="L15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6" style:family="paragraph" style:parent-style-name="Text_20_body" style:list-style-name="L16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7" style:family="paragraph" style:parent-style-name="Text_20_body" style:list-style-name="L17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8" style:family="paragraph" style:parent-style-name="Text_20_body" style:list-style-name="L18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9" style:family="paragraph" style:parent-style-name="Text_20_body" style:list-style-name="L19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0" style:family="paragraph" style:parent-style-name="Text_20_body" style:list-style-name="L20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1" style:family="paragraph" style:parent-style-name="Text_20_body" style:list-style-name="L2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2" style:family="paragraph" style:parent-style-name="Text_20_body" style:list-style-name="L6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ff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3" style:family="paragraph" style:parent-style-name="Text_20_body">
      <style:paragraph-properties fo:margin-top="0cm" fo:margin-bottom="0cm" loext:contextual-spacing="false" fo:line-height="138%" style:writing-mode="lr-tb"/>
    </style:style>
    <style:style style:name="T1" style:family="text">
      <style:text-properties fo:font-variant="normal" fo:text-transform="none" fo:color="#ff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1d97c2d4-7fff-d688-03fe-7c5b1e68efab"/>Partie Commune :</text:p>
      <text:p text:style-name="Text_20_body"/>
      <text:list xml:id="list3146340435" text:style-name="L1">
        <text:list-item>
          <text:p text:style-name="P2">Projet Ruche = continuité d’un projet existant -&gt; à préciser dans le contexte</text:p>
        </text:list-item>
      </text:list>
      <text:p text:style-name="Text_20_body"/>
      <text:list xml:id="list1110620220" text:style-name="L2">
        <text:list-item>
          <text:p text:style-name="P3">Synop = entourer la partie agrégateur</text:p>
        </text:list-item>
        <text:list-item>
          <text:p text:style-name="P3">voir pour un diag de déploiement</text:p>
        </text:list-item>
      </text:list>
      <text:p text:style-name="Text_20_body"/>
      <text:list xml:id="list1785671615" text:style-name="L3">
        <text:list-item>
          <text:p text:style-name="P4">Sommaire du diapo trop générique = besoin de personnalisé</text:p>
        </text:list-item>
      </text:list>
      <text:p text:style-name="Text_20_body"/>
      <text:list xml:id="list2142527578" text:style-name="L4">
        <text:list-item>
          <text:p text:style-name="P5">mettre les IHM en FR</text:p>
        </text:list-item>
      </text:list>
      <text:p text:style-name="Text_20_body"/>
      <text:list xml:id="list3330483202" text:style-name="L5">
        <text:list-item>
          <text:p text:style-name="P6">mettre en valeur les ajouts sur le projet déjà existant (sur les IHM)</text:p>
        </text:list-item>
      </text:list>
      <text:p text:style-name="Text_20_body"/>
      <text:list xml:id="list174463138" text:style-name="L6">
        <text:list-item>
          <text:p text:style-name="P22">Mettre au claire les CU</text:p>
        </text:list-item>
      </text:list>
      <text:p text:style-name="Text_20_body"/>
      <text:list xml:id="list1194260121" text:style-name="L7">
        <text:list-item>
          <text:p text:style-name="P7">utilisation de GAMMU ???</text:p>
        </text:list-item>
      </text:list>
      <text:p text:style-name="Text_20_body"/>
      <text:list xml:id="list231363356" text:style-name="L8">
        <text:list-item>
          <text:p text:style-name="P8">Contenu du SMS -&gt; requête http</text:p>
        </text:list-item>
      </text:list>
      <text:p text:style-name="Text_20_body"/>
      <text:list xml:id="list2310604173" text:style-name="L9">
        <text:list-item>
          <text:p text:style-name="P9">plusieurs diagrammes de séquence Serveur/Client</text:p>
        </text:list-item>
      </text:list>
      <text:p text:style-name="Text_20_body"/>
      <text:list xml:id="list2006753391" text:style-name="L10">
        <text:list-item>
          <text:p text:style-name="P10">Nom des capteurs</text:p>
        </text:list-item>
      </text:list>
      <text:p text:style-name="Text_20_body"/>
      <text:list xml:id="list289240955" text:style-name="L11">
        <text:list-item>
          <text:p text:style-name="P11">type de RPi -&gt; zéro ? consommation</text:p>
        </text:list-item>
      </text:list>
      <text:p text:style-name="Text_20_body"/>
      <text:list xml:id="list3406916412" text:style-name="L12">
        <text:list-item>
          <text:p text:style-name="P12">s’intéresser à l’état du projet actuel</text:p>
        </text:list-item>
      </text:list>
      <text:p text:style-name="Text_20_body"/>
      <text:list xml:id="list2929742751" text:style-name="L13">
        <text:list-item>
          <text:p text:style-name="P13">Parler des autres tâches -&gt; se resituer dans le projet</text:p>
        </text:list-item>
      </text:list>
      <text:p text:style-name="Text_20_body"/>
      <text:p text:style-name="P1">Nathan :</text:p>
      <text:p text:style-name="Text_20_body"/>
      <text:list xml:id="list466891875" text:style-name="L14">
        <text:list-item>
          <text:p text:style-name="P14">expliquer pk il y a filtrage, choix(SMA, EMA), avantages et inconvénients</text:p>
        </text:list-item>
        <text:list-item>
          <text:p text:style-name="P14">JavaScript, HighCharts + modules (indicators …)</text:p>
        </text:list-item>
      </text:list>
      <text:p text:style-name="Text_20_body"/>
      <text:list xml:id="list3549483771" text:style-name="L15">
        <text:list-item>
          <text:p text:style-name="P15">expliquer que l’archi du site vient de thingspeak (champs, canaux, objets…)</text:p>
        </text:list-item>
      </text:list>
      <text:p text:style-name="Text_20_body"/>
      <text:list xml:id="list3539318750" text:style-name="L16">
        <text:list-item>
          <text:p text:style-name="P16"><text:soft-page-break/>mettre les IHM en FR</text:p>
        </text:list-item>
      </text:list>
      <text:p text:style-name="Text_20_body"/>
      <text:list xml:id="list2184456805" text:style-name="L17">
        <text:list-item>
          <text:p text:style-name="P17">CU obtenir données -&gt; ajout class Contrôleur</text:p>
        </text:list-item>
        <text:list-item>
          <text:p text:style-name="P17">diag classe différencier service et serveur Web</text:p>
        </text:list-item>
      </text:list>
      <text:p text:style-name="Text_20_body"/>
      <text:list xml:id="list2159226779" text:style-name="L18">
        <text:list-item>
          <text:p text:style-name="P18">connexion BDD -&gt; objet PDO côté Ruche ou DMZ</text:p>
        </text:list-item>
      </text:list>
      <text:p text:style-name="Text_20_body"/>
      <text:list xml:id="list728139324" text:style-name="L19">
        <text:list-item>
          <text:p text:style-name="P19">expliquer comment on reçoit les données</text:p>
        </text:list-item>
      </text:list>
      <text:p text:style-name="Text_20_body"/>
      <text:p text:style-name="P1">Océane :</text:p>
      <text:p text:style-name="Text_20_body"/>
      <text:list xml:id="list732304107" text:style-name="L20">
        <text:list-item>
          <text:p text:style-name="P20">modifier place des variables|classes</text:p>
        </text:list-item>
      </text:list>
      <text:p text:style-name="Text_20_body"/>
      <text:list xml:id="list1604543185" text:style-name="L21">
        <text:list-item>
          <text:p text:style-name="P21">inverser Est Ouest</text:p>
        </text:list-item>
      </text:list>
      <text:p text:style-name="Text_20_body"/>
      <text:p text:style-name="P1">Hugo :</text:p>
      <text:p text:style-name="Text_20_body"/>
      <text:p text:style-name="P23"><text:span text:style-name="T1">!!!</text:span><text:span text:style-name="T3"> </text:span><text:span text:style-name="T2">adresse IP + wifi ou câble ethernet pour accéder config batterie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2T08:45:57.148164145</meta:creation-date>
    <dc:date>2020-03-12T08:47:10.242376769</dc:date>
    <meta:editing-duration>PT1M14S</meta:editing-duration>
    <meta:editing-cycles>1</meta:editing-cycles>
    <meta:document-statistic meta:table-count="0" meta:image-count="0" meta:object-count="0" meta:page-count="2" meta:paragraph-count="29" meta:word-count="212" meta:character-count="1131" meta:non-whitespace-character-count="972"/>
    <meta:generator>LibreOffice/6.2.6.2$Linux_X86_64 LibreOffice_project/20$Build-2</meta:generator>
  </office:meta>
</office:document-meta>
</file>